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607a2" officeooo:paragraph-rsid="000607a2"/>
    </style:style>
    <style:style style:name="P2" style:family="paragraph" style:parent-style-name="Standard">
      <style:text-properties officeooo:rsid="0006c5af" officeooo:paragraph-rsid="0006c5af"/>
    </style:style>
    <style:style style:name="P3" style:family="paragraph" style:parent-style-name="Standard">
      <style:text-properties officeooo:paragraph-rsid="0006c5af"/>
    </style:style>
    <style:style style:name="P4" style:family="paragraph" style:parent-style-name="Standard">
      <style:text-properties officeooo:rsid="0008128d" officeooo:paragraph-rsid="0008128d"/>
    </style:style>
    <style:style style:name="P5" style:family="paragraph" style:parent-style-name="Standard">
      <style:text-properties officeooo:rsid="0009a7f1" officeooo:paragraph-rsid="0009a7f1"/>
    </style:style>
    <style:style style:name="P6" style:family="paragraph" style:parent-style-name="Standard">
      <style:text-properties officeooo:rsid="000b6229" officeooo:paragraph-rsid="000b6229"/>
    </style:style>
    <style:style style:name="T1" style:family="text">
      <style:text-properties officeooo:rsid="0006c5af"/>
    </style:style>
    <style:style style:name="T2" style:family="text">
      <style:text-properties officeooo:rsid="0009a7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t Dividenden Geld verdienen</text:p>
      <text:p text:style-name="P1"/>
      <text:p text:style-name="P1">Neben Wertsteigerungen der Positionen in deinem Depot kannst du auch Geld mit Dividenden machen. Dividenden sind dabei Ausschüttungen einer Aktiengesellschaft an seine Investoren, welche hauptsächlich mit dem Gewinn der Gesellschaft zusammenhängen. Steigert ein Unternehmen seinen Gewinn in einem Jahr, stehen auch die Chancen gut, dass es seine Dividendenausschüttung erhöht. </text:p>
      <text:p text:style-name="P1">Es gibt jedoch auch Aktiengesellschaften, die keine Dividende auszahlen. Das sind z.B. Unternehmen wie Netflix <text:span text:style-name="T1">oder Micron. Das solltest du bei der Auswahl deiner Aktien berücksichtigen.</text:span></text:p>
      <text:p text:style-name="P1"/>
      <text:p text:style-name="P2">Rendite ist alles</text:p>
      <text:p text:style-name="P2"/>
      <text:p text:style-name="P2">Dividenden werden immer pro Aktie ausgeschüttet. </text:p>
      <text:p text:style-name="P3"><text:span text:style-name="T1">Die Dividendenrendite ergibt sich also als Verhältnis von Dividende zum Aktienkurs. Dabei ist für den Anleger immer der Einstandswert der Aktie heranzuziehen. Gewinnt beispielsweise eine Aktie an Wert, die Dividende bleibt pro Aktie jedoch konstant, haben neue Investoren eine niedrigere Dividendenrendite als Aktionäre, welche schon vor der Wertsteigerung investiert haben. </text:span></text:p>
      <text:p text:style-name="P3"/>
      <text:p text:style-name="P2">Dividendenrendite = Dividende/Einstandskurs </text:p>
      <text:p text:style-name="P2"/>
      <text:p text:style-name="P2">Beispiel: </text:p>
      <text:p text:style-name="P2"/>
      <text:p text:style-name="P4">Du kauft eine Microsoft-Aktie zum Preis von 140€. Bei einer Dividende von 1,84 € <text:span text:style-name="T2">pro Aktie</text:span> ergibt sich eine Dividendenrendite von <text:span text:style-name="T2">1.31%.</text:span> <text:span text:style-name="T2">Hättest du die Microsoft-Aktie schon zu einem früheren Zeitpunkt bei niedrigerem Preis gekauft, sagen wir 120€, hättest du eine Rendite von 1,53%. </text:span></text:p>
      <text:p text:style-name="P4"/>
      <text:p text:style-name="P5">Wichtige Kennzahlen </text:p>
      <text:p text:style-name="P5"/>
      <text:p text:style-name="P5">Die Dividendenrendite erscheint dir wahrscheinlich auf den ersten Blick als wichtigster Entscheidungsfaktor. Dennoch kann es lohnenswert sein, sich etwas tiefer mit der Materie zu beschäftigen. </text:p>
      <text:p text:style-name="P6">Die Ausschüttungsquo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4T21:47:50.808460576</meta:creation-date>
    <dc:date>2019-11-04T23:22:08.500203497</dc:date>
    <meta:editing-duration>PT1H3M47S</meta:editing-duration>
    <meta:editing-cycles>3</meta:editing-cycles>
    <meta:generator>LibreOffice/6.3.2.2$Linux_X86_64 LibreOffice_project/30$Build-2</meta:generator>
    <meta:document-statistic meta:table-count="0" meta:image-count="0" meta:object-count="0" meta:page-count="1" meta:paragraph-count="12" meta:word-count="215" meta:character-count="1607" meta:non-whitespace-character-count="1396"/>
  </office:meta>
</office:document-meta>
</file>